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28af" officeooo:paragraph-rsid="001928af"/>
    </style:style>
    <style:style style:name="P2" style:family="paragraph" style:parent-style-name="Standard">
      <style:text-properties fo:font-weight="bold" officeooo:rsid="001928af" officeooo:paragraph-rsid="001928af"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ather control</text:p>
      <text:p text:style-name="P1">We will be adding a rotor control class and a radio control class to allow for the ability to directly control the rotor. The only thing needed will be to add a ground station or fetch weather data from the internet to decide to park the rotor.</text:p>
      <text:p text:style-name="P1"/>
      <text:p text:style-name="P2">Social Media Posting</text:p>
      <text:p text:style-name="P1">We have a folder in the GSIS github folder called WXTOIMGFiles that will have the most recent processed image from the software. Planning on adding an overlay with the date the file was downlinked along with Colorado Space Grant on the file. This will allow us to write code that just navigates to the file and uploads it</text:p>
      <text:p text:style-name="P1"/>
      <text:p text:style-name="P2">Remote Control</text:p>
      <text:p text:style-name="P1">Hoping to add a web interface that allows for the change of certain settings such as upload to social media, manual park of rotor, override of weather contro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2T17:02:37.533168027</meta:creation-date>
    <meta:generator>LibreOffice/6.4.3.2$Linux_X86_64 LibreOffice_project/40$Build-2</meta:generator>
    <dc:date>2020-06-12T17:11:31.060795180</dc:date>
    <meta:editing-duration>PT8M54S</meta:editing-duration>
    <meta:editing-cycles>1</meta:editing-cycles>
    <meta:document-statistic meta:table-count="0" meta:image-count="0" meta:object-count="0" meta:page-count="1" meta:paragraph-count="6" meta:word-count="140" meta:character-count="773" meta:non-whitespace-character-count="639"/>
  </office:meta>
</office:document-meta>
</file>